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automatic-styles>
    <style:style style:name="P1" style:family="paragraph" style:parent-style-name="Preformatted_20_Text">
      <style:text-properties style:font-name-complex="Panchanan" style:font-weight-complex="normal"/>
    </style:style>
    <style:style style:name="P2" style:family="paragraph" style:parent-style-name="Preformatted_20_Text">
      <style:text-properties fo:background-color="transparent" style:font-name-complex="Panchanan" style:font-weight-complex="normal"/>
    </style:style>
    <style:style style:name="P3" style:family="paragraph" style:parent-style-name="Preformatted_20_Text">
      <style:text-properties style:use-window-font-color="true" loext:opacity="0%" fo:background-color="transparent" style:font-name-complex="Panchanan" style:font-weight-complex="normal"/>
    </style:style>
    <style:style style:name="P4" style:family="paragraph" style:parent-style-name="Preformatted_20_Text">
      <style:text-properties fo:background-color="transparent" style:font-name-complex="Panchanan" style:font-weight-complex="normal"/>
    </style:style>
    <style:style style:name="P5" style:family="paragraph" style:parent-style-name="Preformatted_20_Text">
      <style:text-properties officeooo:rsid="002ccf2d" officeooo:paragraph-rsid="002ccf2d" style:font-name-complex="Panchanan" style:font-weight-complex="normal"/>
    </style:style>
    <style:style style:name="T1" style:family="text">
      <style:text-properties officeooo:rsid="001f8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<text:soft-page-break/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পৌ<text:tab/>ফৌ<text:tab/>বৌ<text:tab/>ভৌ<text:tab/>মৌ<text:tab/>যৌ<text:tab/>রৌ<text:tab/>লৌ<text:tab/>শৌ<text:tab/>ষৌ</text:p>
      <text:p text:style-name="P1"><text:soft-page-break/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ক্‌+ষ<text:tab/><text:tab/>ক্ষ</text:p>
      <text:p text:style-name="P2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<text:soft-page-break/>গ্‌+র+ু<text:tab/><text:tab/>গ্রু</text:p>
      <text:p text:style-name="P1"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2">Conjuncts of চ্</text:p>
      <text:p text:style-name="P2">চ্‌+চ<text:tab/><text:tab/>চ্চ</text:p>
      <text:p text:style-name="P2">চ্‌+ছ<text:tab/><text:tab/>চ্ছ</text:p>
      <text:p text:style-name="P2">চ্‌+ছ+ব<text:tab/><text:tab/>চ্ছ্ব</text:p>
      <text:p text:style-name="P2">চ্‌+ছ+র<text:tab/><text:tab/>চ্ছ্র</text:p>
      <text:p text:style-name="P2">চ্‌+ঞ<text:tab/><text:tab/>চ্ঞ</text:p>
      <text:p text:style-name="P2">চ্‌+ন<text:tab/><text:tab/>চ্ন</text:p>
      <text:p text:style-name="P2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ট্‌+ট<text:tab/><text:tab/>ট্ট</text:p>
      <text:p text:style-name="P3"><text:soft-page-break/>ট্‌+ব<text:tab/><text:tab/>ট্ব</text:p>
      <text:p text:style-name="P3">ট্‌+ম<text:tab/><text:tab/>ট্ম</text:p>
      <text:p text:style-name="P1">ট্‌+য<text:tab/><text:tab/>ট্য</text:p>
      <text:p text:style-name="P1">ট্‌+র<text:tab/><text:tab/>ট্র</text:p>
      <text:p text:style-name="P1"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2">ত্‌+ত+ব<text:tab/><text:tab/>ত্ত্ব</text:p>
      <text:p text:style-name="P1"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<text:soft-page-break/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2">দ্‌+দ+ব<text:tab/><text:tab/>দ্দ্ব</text:p>
      <text:p text:style-name="P1">দ্‌+ধ<text:tab/><text:tab/>দ্ধ</text:p>
      <text:p text:style-name="P2"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2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2"><text:tab/>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2"><text:soft-page-break/>ন্‌+ন<text:tab/><text:tab/>ন্ন</text:p>
      <text:p text:style-name="P1">ন্‌+ব<text:tab/><text:tab/>ন্ব</text:p>
      <text:p text:style-name="P1">ন্‌+ম<text:tab/><text:tab/>ন্ম</text:p>
      <text:p text:style-name="P1"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2">প্‌+ন<text:tab/><text:tab/>প্ন</text:p>
      <text:p text:style-name="P1">প্‌+প<text:tab/><text:tab/>প্প</text:p>
      <text:p text:style-name="P1">প্‌+য<text:tab/><text:tab/>প্য</text:p>
      <text:p text:style-name="P1">প্‌+র<text:tab/><text:tab/>প্র</text:p>
      <text:p text:style-name="P1">প্‌+র+য<text:tab/><text:tab/>প্র্য</text:p>
      <text:p text:style-name="P2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<text:soft-page-break/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, <text:span text:style-name="T1">র্ঘ, র্ঙ,র্চ,র্ছ,র্জ,র্ঝ,র্ঞ,র্ট,র্ঠ,র্ড,র্ঢ,র্ণ,র্ত,র্থ,র্দ,র্ধ্,র্ন,র্প,র্ফ,র্ব,র্ভ,র্ম,র্য,র্র,র্ল,র্শ,র্ষ,র্স,র্হ</text:span>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2">শ্‌+চ<text:tab/><text:tab/>শ্চ</text:p>
      <text:p text:style-name="P2">শ্‌+ছ<text:tab/><text:tab/>শ্ছ</text:p>
      <text:p text:style-name="P2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<text:soft-page-break/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4">ষ্‌+ব<text:tab/><text:tab/>ষ্ব</text:p>
      <text:p text:style-name="P1">ষ্‌+ম<text:tab/><text:tab/>ষ্ম</text:p>
      <text:p text:style-name="P1">ষ্‌+য<text:tab/><text:tab/>ষ্য</text:p>
      <text:p text:style-name="P5">ষ্+থ <text:s text:c="3"/>ষ্থ</text:p>
      <text:p text:style-name="P1"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2"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2">হ্‌+ণ<text:tab/><text:tab/>হ্ণ</text:p>
      <text:p text:style-name="P1">হ্‌+ন<text:tab/><text:tab/>হ্ন</text:p>
      <text:p text:style-name="P1">হ্‌+ব<text:tab/>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2">হ্‌+ল<text:tab/><text:tab/>হ্ল</text:p>
      <text:p text:style-name="P1"/>
      <text:p text:style-name="P1">DIACRITICAL MARKS</text:p>
      <text:p text:style-name="P1"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<text:soft-page-break/>কঃ<text:tab/>খঃ<text:tab/>গঃ<text:tab/>ঘঃ<text:tab/>ঙঃ<text:tab/>চঃ<text:tab/>ছঃ<text:tab/>জঃ<text:tab/>ঝঃ<text:tab/>ঞঃ</text:p>
      <text:p text:style-name="P1"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<text:soft-page-break/>modifications and/or translated into another language.</text:p>
      <text:p text:style-name="P1"/>
      <text:p text:style-name="P1"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><text:soft-page-break/></text:p>
      <text:p text:style-name="P1">The Document may include Warranty Disclaimers next to the notice which</text:p>
      <text:p text:style-name="P1"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/>
      <text:p text:style-name="P1">4. MODIFICATIONS</text:p>
      <text:p text:style-name="P1"><text:soft-page-break/></text:p>
      <text:p text:style-name="P1">You may copy and distribute a Modified Version of the Document under</text:p>
      <text:p text:style-name="P1"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/>
      <text:p text:style-name="P1">You may add a section Entitled "Endorsements", provided it contains</text:p>
      <text:p text:style-name="P1"><text:soft-page-break/>nothing but endorsements of your Modified Version by various</text:p>
      <text:p text:style-name="P1">parties--for example, statements of peer review or that the text has</text:p>
      <text:p text:style-name="P1"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/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<text:soft-page-break/>resulting from the compilation is not used to limit the legal rights</text:p>
      <text:p text:style-name="P1">of the compilation's users beyond what the individual works permit.</text:p>
      <text:p text:style-name="P1"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 Narrow" fo:font-size="12pt" fo:language="en" fo:country="IN" style:letter-kerning="true" style:font-name-asian="Malgun Gothic1" style:font-size-asian="10pt" style:language-asian="ko" style:country-asian="KR" style:font-name-complex="Lohit Bengali1" style:font-size-complex="12pt" style:language-complex="bn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 Narrow" fo:font-size="12pt" fo:language="en" fo:country="IN" style:font-name-asian="Malgun Gothic1" style:font-size-asian="10pt" style:language-asian="ko" style:country-asian="KR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050000L" fo:font-family="D050000L" fo:font-size="14pt" style:font-name-asian="Malgun Gothic1" style:font-family-asian="'Malgun Gothic'" style:font-family-generic-asian="system" style:font-pitch-asian="variable" style:font-size-asian="10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 Narrow" fo:font-family="'Liberation Sans Narrow'" style:font-family-generic="swiss" fo:font-size="12pt" fo:font-style="italic" style:font-size-asian="10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7T21:18:46.876728440</dc:date>
    <meta:editing-duration>PT2H10M4S</meta:editing-duration>
    <meta:editing-cycles>11</meta:editing-cycles>
    <meta:generator>LibreOffice/24.8.4.2$Linux_X86_64 LibreOffice_project/480$Build-2</meta:generator>
    <meta:document-statistic meta:table-count="0" meta:image-count="0" meta:object-count="0" meta:page-count="15" meta:paragraph-count="701" meta:word-count="4648" meta:character-count="23493" meta:non-whitespace-character-count="19092"/>
  </office:meta>
</office:document-meta>
</file>